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mbios hechos y los que harán falta:</text:p>
      <text:p text:style-name="Standard">Siempre con /*VMH para indicar lo comentado y cambiado</text:p>
      <text:p text:style-name="Standard"/>
      <text:p text:style-name="Standard"/>
      <text:p text:style-name="Standard"/>
      <text:p text:style-name="Standard"/>
      <text:p text:style-name="Standard">He creado CTile2D. El mapa es ahora un array/matriz de punteros a esa clase.</text:p>
      <text:p text:style-name="Standard"/>
      <text:p text:style-name="Standard">Tiene varios booleanos, uno d ellos indica si es walkeable, y otro si es enemywalkeable, porque comentamos que haríamos que en función del fuego, los malos no pudieran moverse, no?</text:p>
      <text:p text:style-name="Standard"/>
      <text:p text:style-name="Standard">Eso implica que la función LoadMap de Astar, deba saber si se trata de una trayectoria para el prota, o bien para los malos, ya que en función de eso, deberá utilizar una walkabilidad u otra...</text:p>
      <text:p text:style-name="Standard"/>
      <text:p text:style-name="Standard">Y además, eso haría que cada vez que tenga que calcular la trayectoria, en el caso de los enemigos, debería recargar ese mapa. Por eso yo haría la función RefreshMap, y haría que la clase Path, tuviera un booleano que indicara si el mapa es modificable o no. Ese flag se debería pasar en la constructora, por defecto que no lo fuera, y luego, a la hora de calcular el siguiente paso, si es modificable,RefreshMap... no sé qué os parece...</text:p>
      <text:p text:style-name="Standard"/>
      <text:p text:style-name="Standard">Para hacer el Refresh, sin necesidad de tener que pasar el mapa, lo que haría es guardarme el puntero la primera vez en LoadMap, y así lo podríamos utilizar.</text:p>
      <text:p text:style-name="Standard"/>
      <text:p text:style-name="Standard">El puntero, y el RefreshMap, que simplemente llama a LoadMap con el puntero guardado, ya lo he hecho</text:p>
      <text:p text:style-name="Standard">De hecho, ese puntero, puede ser el puntero 'world' que ya tiene path....</text:p>
      <text:p text:style-name="Standard"/>
      <text:p text:style-name="Standard">Cada bicho tendrá un Path. Al crearlo, le dirá si es dinámico o no, y tendrá el mapa.</text:p>
      <text:p text:style-name="Standard"/>
      <text:p text:style-name="Standard">Se puede hacer, para no tocar mucha cosa, que todo lo que sea trayectoria para el path, utilice directamente el map de enteros como hasta ahora. Vamo, que se podría hacer una función dentro de Cscene para no tener que tocar nada de lo que ya hay, que sea algo así como getWalkeabilityMap....</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5T19:43:24.79</meta:creation-date>
    <meta:document-statistic meta:table-count="0" meta:image-count="0" meta:object-count="0" meta:page-count="1" meta:paragraph-count="11" meta:word-count="307" meta:character-count="1684" meta:non-whitespace-character-count="1388"/>
    <dc:date>2011-12-06T10:53:37.32</dc:date>
    <meta:editing-duration>PT14H24M11S</meta:editing-duration>
    <meta:editing-cycles>1</meta:editing-cycles>
    <meta:generator>LibreOffice/3.4$Win32 LibreOffice_project/340m1$Build-302</meta:generator>
  </office:meta>
</office:document-meta>
</file>